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5352" officeooo:paragraph-rsid="000e5352"/>
    </style:style>
    <style:style style:name="P2" style:family="paragraph" style:parent-style-name="Standard" style:list-style-name="L1">
      <style:text-properties officeooo:rsid="000e5352" officeooo:paragraph-rsid="000e5352"/>
    </style:style>
    <style:style style:name="P3" style:family="paragraph" style:parent-style-name="Standard">
      <style:text-properties officeooo:rsid="00114cae" officeooo:paragraph-rsid="00114ca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rrelate(IStarList, HGSCfilename, ref_location)</text:p>
      <text:list xml:id="list3880924587" text:style-name="L1">
        <text:list-item>
          <text:p text:style-name="P2">Creates FS_ARRAY for the image and for the catalog</text:p>
        </text:list-item>
        <text:list-item>
          <text:p text:style-name="P2">for each catalog_star that is flagged "widefield" {</text:p>
          <text:list>
            <text:list-item>
              <text:p text:style-name="P2">for each of 10 brightest image stars {</text:p>
              <text:list>
                <text:list-item>
                  <text:p text:style-name="P2">count number of catalog stars that fit within the image's boundaries. If 3 or more, continue (this is considered a "reasonable" match)</text:p>
                </text:list-item>
                <text:list-item>
                  <text:p text:style-name="P2">for each image star {</text:p>
                  <text:list>
                    <text:list-item>
                      <text:p text:style-name="P2">for each catalog star {</text:p>
                      <text:list>
                        <text:list-item>
                          <text:p text:style-name="P2">Now have 2 pairs, so calculate correlation score (correlate(cat1, image1, cat_alt, image_alt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/>
      <text:p text:style-name="P3">#include &lt;unistd.h&gt;</text:p>
      <text:p text:style-name="P3">long number_of_processors = sysconf(_SC_NPROCESSORS_ONLN);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21-01-31T14:12:02.046197394</meta:creation-date>
    <dc:date>2021-01-31T19:24:28.069308513</dc:date>
    <dc:creator>Mark </dc:creator>
    <meta:editing-duration>PT4H42M4S</meta:editing-duration>
    <meta:editing-cycles>2</meta:editing-cycles>
    <meta:generator>LibreOffice/6.0.4.2$Linux_X86_64 LibreOffice_project/9b0d9b32d5dcda91d2f1a96dc04c645c450872bf</meta:generator>
    <meta:document-statistic meta:table-count="0" meta:image-count="0" meta:object-count="0" meta:page-count="1" meta:paragraph-count="10" meta:word-count="85" meta:character-count="542" meta:non-whitespace-character-count="474"/>
  </office:meta>
</office:document-meta>
</file>